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3in" fo:margin-left="0.7in" fo:margin-top="0in" fo:margin-bottom="0in" table:align="left" style:writing-mode="page"/>
    </style:style>
    <style:style style:name="Table2.A" style:family="table-column">
      <style:table-column-properties style:column-width="1.025in"/>
    </style:style>
    <style:style style:name="Table2.B" style:family="table-column">
      <style:table-column-properties style:column-width="0.975in"/>
    </style:style>
    <style:style style:name="Table2.C" style:family="table-column">
      <style:table-column-properties style:column-width="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in" fo:margin-left="0.7in" fo:margin-top="0in" fo:margin-bottom="0in" table:align="left" style:writing-mode="page"/>
    </style:style>
    <style:style style:name="Table2.A" style:family="table-column">
      <style:table-column-properties style:column-width="1.025in"/>
    </style:style>
    <style:style style:name="Table2.B" style:family="table-column">
      <style:table-column-properties style:column-width="0.975in"/>
    </style:style>
    <style:style style:name="Table2.C" style:family="table-column">
      <style:table-column-properties style:column-width="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rame_20_contents">
      <style:paragraph-properties fo:text-align="end" style:justify-single-word="false" fo:orphans="0" fo:widows="0"/>
    </style:style>
    <style:style style:name="P2" style:family="paragraph" style:parent-style-name="Frame_20_contents">
      <style:paragraph-properties fo:text-align="end" style:justify-single-word="false" fo:orphans="0" fo:widows="0"/>
      <style:text-properties officeooo:paragraph-rsid="001094ae"/>
    </style:style>
    <style:style style:name="P3" style:family="paragraph" style:parent-style-name="Frame_20_contents">
      <style:text-properties officeooo:paragraph-rsid="001094a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1094ae"/>
    </style:style>
    <style:style style:name="P5" style:family="paragraph" style:parent-style-name="Standard">
      <style:paragraph-properties fo:margin-left="-0.25in" fo:margin-right="0in" fo:margin-top="0in" fo:margin-bottom="0in" style:contextual-spacing="false" fo:line-height="100%" fo:text-indent="0in" style:auto-text-indent="false"/>
      <style:text-properties officeooo:paragraph-rsid="001094ae"/>
    </style:style>
    <style:style style:name="P6" style:family="paragraph" style:parent-style-name="Standard">
      <style:paragraph-properties fo:margin-left="0.6252in" fo:margin-right="0in" fo:margin-top="0in" fo:margin-bottom="0in" style:contextual-spacing="false" fo:line-height="100%" fo:text-indent="0in" style:auto-text-indent="false"/>
      <style:text-properties officeooo:paragraph-rsid="001094ae"/>
    </style:style>
    <style:style style:name="P7" style:family="paragraph" style:parent-style-name="Standard">
      <style:paragraph-properties fo:margin-top="0in" fo:margin-bottom="0in" style:contextual-spacing="false" fo:line-height="100%">
        <style:tab-stops>
          <style:tab-stop style:position="0.75in"/>
        </style:tab-stops>
      </style:paragraph-properties>
      <style:text-properties officeooo:paragraph-rsid="001094ae"/>
    </style:style>
    <style:style style:name="P8" style:family="paragraph" style:parent-style-name="Standard">
      <style:paragraph-properties fo:margin-left="0.6252in" fo:margin-right="0in" fo:margin-top="0in" fo:margin-bottom="0in" style:contextual-spacing="false" fo:line-height="100%" fo:text-indent="0in" style:auto-text-indent="false">
        <style:tab-stops>
          <style:tab-stop style:position="0.75in"/>
        </style:tab-stops>
      </style:paragraph-properties>
      <style:text-properties officeooo:paragraph-rsid="001094ae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100f9" loext:opacity="100%" officeooo:paragraph-rsid="001094ae"/>
    </style:style>
    <style:style style:name="P10" style:family="paragraph" style:parent-style-name="Standard">
      <style:paragraph-properties fo:margin-top="0in" fo:margin-bottom="0in" style:contextual-spacing="false"/>
      <style:text-properties fo:color="#0100f9" loext:opacity="100%" fo:font-weight="bold" officeooo:paragraph-rsid="001094ae" style:font-weight-asian="bold"/>
    </style:style>
    <style:style style:name="P11" style:family="paragraph" style:parent-style-name="Standard">
      <style:paragraph-properties fo:margin-top="0in" fo:margin-bottom="0in" style:contextual-spacing="false"/>
      <style:text-properties fo:color="#0100f9" loext:opacity="100%" officeooo:paragraph-rsid="001094ae"/>
    </style:style>
    <style:style style:name="P12" style:family="paragraph" style:parent-style-name="Standard">
      <style:paragraph-properties fo:margin-top="0in" fo:margin-bottom="0in" style:contextual-spacing="false"/>
      <style:text-properties fo:font-weight="bold" officeooo:paragraph-rsid="001094ae" style:font-weight-asian="bold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1094ae"/>
    </style:style>
    <style:style style:name="P14" style:family="paragraph" style:parent-style-name="Standard">
      <style:paragraph-properties fo:margin-left="1in" fo:margin-right="0in" fo:margin-top="0in" fo:margin-bottom="0in" style:contextual-spacing="false" fo:text-indent="0in" style:auto-text-indent="false"/>
      <style:text-properties officeooo:paragraph-rsid="001094a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>
      <loext:graphic-properties draw:fill="solid" draw:fill-color="#ffffff"/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094ae"/>
    </style:style>
    <style:style style:name="T4" style:family="text">
      <style:text-properties style:text-position="super 58%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gr1" style:family="graphic">
      <style:graphic-properties style:writing-mode="lr-tb" fo:margin-left="0in" fo:margin-right="0.0102in" fo:margin-top="0.0008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style:run-through="foreground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0.1965in" fo:min-width="1.3709in" fo:padding-top="0.05in" fo:padding-bottom="0.05in" fo:padding-left="0.1in" fo:padding-right="0.1in" fo:wrap-option="wrap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1957in" fo:min-width="1.3709in" fo:padding-top="0.05in" fo:padding-bottom="0.05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6" style:family="graphic" style:parent-style-name="Frame">
      <style:graphic-properties draw:stroke="none" svg:stroke-width="0in" draw:fill="solid" draw:fill-color="#ffffff" draw:textarea-vertical-align="top" draw:auto-grow-height="false" fo:min-height="0.3437in" fo:min-width="1.1091in" fo:padding-top="0.05in" fo:padding-bottom="0.05in" fo:padding-left="0.1in" fo:padding-right="0.1in" fo:wrap-option="wrap" style:run-through="foreground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9in" fo:min-width="3.7882in" fo:padding-top="0.05in" fo:padding-bottom="0.05in" fo:padding-left="0.1in" fo:padding-right="0.1in" fo:wrap-option="wrap" draw:shadow="visible" draw:shadow-offset-x="0.0835in" draw:shadow-offset-y="0.0835in" draw:shadow-color="#808080" draw:shadow-opacity="50%" loext:shadow-blur="0in" fo:margin-left="0.0102in" fo:margin-right="0.0835in" fo:margin-top="0.0102in" fo:margin-bottom="0.0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Question 1</text:span><text:span text:style-name="T1"/></text:p>
      <text:p text:style-name="P4">Have the computer print</text:p>
      <text:p text:style-name="P5"/>
      <text:p text:style-name="P6"><text:span text:style-name="T2">HI, HOW OLD ARE YOU?</text:span><text:span text:style-name="T2"/></text:p>
      <text:p text:style-name="P4"/>
      <text:p text:style-name="P7">on one line. The user then enters his or her age immediately after the question mark. The computer then skips two lines and prints on two consecutive lines.</text:p>
      <text:p text:style-name="P7"/>
      <text:p text:style-name="P8"><text:span text:style-name="T2">WELCOME (age)</text:span><text:span text:style-name="T2"/></text:p>
      <text:p text:style-name="P6"><text:span text:style-name="T2">LET’S BE FRIENDS!</text:span><text:span text:style-name="T2"/></text:p>
      <text:p text:style-name="P4"/>
      <text:p text:style-name="P4">Write a complete C program to do the above.</text:p>
      <text:p text:style-name="P4"/>
      <text:p text:style-name="P4"/>
      <text:p text:style-name="P4"/>
      <text:p text:style-name="P9">#include &lt;stdio.h&gt;</text:p>
      <text:p text:style-name="P9"/>
      <text:p text:style-name="P9">int main() {</text:p>
      <text:p text:style-name="P9"><text:s text:c="4"/>int age;</text:p>
      <text:p text:style-name="P9"/>
      <text:p text:style-name="P9"><text:s text:c="4"/>printf("HI, HOW OLD ARE YOU?\n");</text:p>
      <text:p text:style-name="P9"><text:s text:c="4"/>printf("Enter your age: ");</text:p>
      <text:p text:style-name="P9"><text:s text:c="4"/>scanf("%d", &amp;age);</text:p>
      <text:p text:style-name="P9"/>
      <text:p text:style-name="P9"><text:s text:c="4"/>printf("WELCOME %d\n", age);</text:p>
      <text:p text:style-name="P9"><text:s text:c="4"/>printf("LET’S BE FRIENDS!\n");</text:p>
      <text:p text:style-name="P9"/>
      <text:p text:style-name="P9"><text:s text:c="4"/>return 0;</text:p>
      <text:p text:style-name="P9">}</text:p>
      <text:p text:style-name="P9"/>
      <text:p text:style-name="P13"><text:span text:style-name="T1">Question 2</text:span><text:span text:style-name="T1"/></text:p>
      <text:p text:style-name="P13">Write a program which uses the <text:span text:style-name="T2">format commands</text:span> with modifiers to print the following output:</text:p>
      <text:p text:style-name="P12"><draw:custom-shape text:anchor-type="char" draw:z-index="0" draw:name="Text Box 8" draw:style-name="gr7" draw:text-style-name="P18" svg:width="3.9878in" svg:height="0.9996in" svg:x="0.25in" svg:y="0.1354in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office:value-type="string"><text:p text:style-name="P1"><text:span text:style-name="T2">2</text:span><text:span text:style-name="T2"/></text:p></loext:table-cell><loext:table-cell table:style-name="Table2.A1" office:value-type="string"><text:p text:style-name="P1"><text:span text:style-name="T2">4</text:span><text:span text:style-name="T2"/></text:p></loext:table-cell><loext:table-cell table:style-name="Table2.A1" office:value-type="string"><text:p text:style-name="P1"><text:span text:style-name="T2">8</text:span><text:span text:style-name="T2"/></text:p></loext:table-cell></loext:table-row><loext:table-row table:style-name="Table2.1"><loext:table-cell table:style-name="Table2.A1" office:value-type="string"><text:p text:style-name="P1"><text:span text:style-name="T2">3</text:span><text:span text:style-name="T2"/></text:p></loext:table-cell><loext:table-cell table:style-name="Table2.A1" office:value-type="string"><text:p text:style-name="P1"><text:span text:style-name="T2">9</text:span><text:span text:style-name="T2"/></text:p></loext:table-cell><loext:table-cell table:style-name="Table2.A1" office:value-type="string"><text:p text:style-name="P1"><text:span text:style-name="T2">27</text:span><text:span text:style-name="T2"/></text:p></loext:table-cell></loext:table-row><loext:table-row table:style-name="Table2.1"><loext:table-cell table:style-name="Table2.A1" office:value-type="string"><text:p text:style-name="P1"><text:span text:style-name="T2">4</text:span><text:span text:style-name="T2"/></text:p></loext:table-cell><loext:table-cell table:style-name="Table2.A1" office:value-type="string"><text:p text:style-name="P1"><text:span text:style-name="T2">16</text:span><text:span text:style-name="T2"/></text:p></loext:table-cell><loext:table-cell table:style-name="Table2.A1" office:value-type="string"><text:p text:style-name="P1"><text:span text:style-name="T2">64</text:span><text:span text:style-name="T2"/></text:p></loext:table-cell></loext:table-row><loext:table-row table:style-name="Table2.1"><loext:table-cell table:style-name="Table2.A1" office:value-type="string"><text:p text:style-name="P1"><text:span text:style-name="T2">5</text:span><text:span text:style-name="T2"/></text:p></loext:table-cell><loext:table-cell table:style-name="Table2.A1" office:value-type="string"><text:p text:style-name="P1"><text:span text:style-name="T2">25</text:span><text:span text:style-name="T2"/></text:p></loext:table-cell><loext:table-cell table:style-name="Table2.A1" office:value-type="string"><text:p text:style-name="P2"><text:span text:style-name="T2">125</text:span><text:span text:style-name="T2"/></text:p></loext:table-cell></loext:table-row></loext:table><text:p text:style-name="Frame_20_contents"/><text:p text:style-name="Frame_20_contents"/><text:p text:style-name="P3"/><text:p text:style-name="P3"/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text:span text:style-name="T2"/></text:p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3">#include &lt;stdio.h&gt;</text:span><text:span text:style-name="T2"/></text:p>
      <text:p text:style-name="P10"/>
      <text:p text:style-name="P10"><text:span text:style-name="T3">int main() {</text:span><text:span text:style-name="T2"/></text:p>
      <text:p text:style-name="P10"><text:span text:style-name="T3"><text:s text:c="4"/>printf("%-4d%-4d%-4d\n", 2, 4, 8);//Right Align</text:span><text:span text:style-name="T2"/></text:p>
      <text:p text:style-name="P10"><text:span text:style-name="T3"><text:s text:c="4"/>printf("%-4d%-4d%-4d\n", 3, 9, 27);//Right Align</text:span><text:span text:style-name="T2"/></text:p>
      <text:p text:style-name="P10"><text:span text:style-name="T3"><text:s text:c="4"/>printf("%-4d%-4d%-4d\n", 4, 16, 64);//Left Align</text:span><text:span text:style-name="T2"/></text:p>
      <text:p text:style-name="P10"><text:span text:style-name="T3"><text:s text:c="4"/>printf("%-4d%-4d%-4d\n", 5, 25, 125);//Left Align</text:span><text:span text:style-name="T2"/></text:p>
      <text:p text:style-name="P10"/>
      <text:p text:style-name="P12"/>
      <text:p text:style-name="P12"><text:span text:style-name="T3">}<text:tab/></text:span><text:span text:style-name="T2"/></text:p>
      <text:p text:style-name="P13"><text:soft-page-break/><text:span text:style-name="T1">Question 3</text:span><text:span text:style-name="T1"/></text:p>
      <text:p text:style-name="P13">Write a simple program to evaluate the average speed of a car traveled in meters per second (ms<text:span text:style-name="T4">-1</text:span>). <text:s/>Given that</text:p>
      <text:p text:style-name="P13"><draw:g text:anchor-type="char" draw:z-index="1" draw:name="Group 1" draw:style-name="gr1"><draw:g draw:style-name="gr2"><draw:custom-shape draw:name="Text Box 4" draw:style-name="gr3" draw:text-style-name="P16" svg:width="1.5705in" svg:height="0.2961in" svg:x="2.8063in" svg:y="0.0118in"><text:p text:style-name="P15"><text:span text:style-name="T2">Distance travelled</text:span><text:span text:style-name="T2"/></text:p><text:p text:style-name="P15">___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gr4" draw:text-style-name="P16" svg:width="1.5705in" svg:height="0.2953in" svg:x="2.8063in" svg:y="0.3075in"><text:p text:style-name="P15"><text:span text:style-name="T2">Time taken</text:span><text:span text:style-name="T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" draw:style-name="gr5" draw:text-style-name="P17" svg:x1="2.8063in" svg:y1="0.3075in" svg:x2="4.3768in" svg:y2="0.3079in"><text:p/></draw:line></draw:g><draw:custom-shape draw:name="Text Box 6" draw:style-name="gr6" draw:text-style-name="P16" svg:width="1.3087in" svg:height="0.4433in" svg:x="1.3665in" svg:y="0.1598in"><text:p text:style-name="Standard"><text:span text:style-name="T2">Average</text:span><text:span text:style-name="T5"> s</text:span><text:span text:style-name="T2">peed </text:span><text:span text:style-name="T5">=</text:span><text:span text:style-name="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3"/>
      <text:p text:style-name="P13"/>
      <text:p text:style-name="P13"/>
      <text:p text:style-name="P13">Try using integer variables. What would be the problem? Why? <text:s/>How to fix the problem?</text:p>
      <text:p text:style-name="P13"/>
      <text:p text:style-name="P13"/>
      <text:p text:style-name="P11">#include &lt;stdio.h&gt;</text:p>
      <text:p text:style-name="P11"/>
      <text:p text:style-name="P11">int main() {</text:p>
      <text:p text:style-name="P11"><text:s text:c="4"/>float distance, time, speed;</text:p>
      <text:p text:style-name="P11"/>
      <text:p text:style-name="P11"><text:s text:c="4"/>// Input distance in meters</text:p>
      <text:p text:style-name="P11"><text:s text:c="4"/>printf("Enter the distance traveled (in meters): ");</text:p>
      <text:p text:style-name="P11"><text:s text:c="4"/>scanf("%f", &amp;distance);</text:p>
      <text:p text:style-name="P11"/>
      <text:p text:style-name="P11"><text:s text:c="4"/>// Input time in seconds</text:p>
      <text:p text:style-name="P11"><text:s text:c="4"/>printf("Enter the time taken (in seconds): ");</text:p>
      <text:p text:style-name="P11"><text:s text:c="4"/>scanf("%f", &amp;time);</text:p>
      <text:p text:style-name="P11"/>
      <text:p text:style-name="P11"><text:s text:c="4"/>// Calculate average speed in m/s</text:p>
      <text:p text:style-name="P11"><text:s text:c="4"/>speed = distance / time;</text:p>
      <text:p text:style-name="P11"/>
      <text:p text:style-name="P11"><text:s text:c="4"/>// Output the average speed</text:p>
      <text:p text:style-name="P11"><text:s text:c="4"/>printf("The average speed is: %.2f m/s\n", speed);</text:p>
      <text:p text:style-name="P11"/>
      <text:p text:style-name="P11"><text:s text:c="4"/>return 0;</text:p>
      <text:p text:style-name="P11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tab/><text:span text:style-name="T2"/></text:p>
      <text:p text:style-name="P13"><text:span text:style-name="T1">Question 4</text:span><text:span text:style-name="T1"/></text:p>
      <text:p text:style-name="P13">Convert a temperature reading in degrees Fahrenheit to degrees Celsius, using the formula</text:p>
      <text:p text:style-name="P13"/>
      <text:p text:style-name="P14"><text:span text:style-name="T2">C = ( 5 / 9 ) x ( F – 32 )</text:span><text:span text:style-name="T2"/></text:p>
      <text:p text:style-name="P13"/>
      <text:p text:style-name="P13">Test the program with the following values: 68, 150, 212, 0, -22, -200 (degree Fahrenheit).</text:p>
      <text:p text:style-name="P13"/>
      <text:p text:style-name="P11">#include &lt;stdio.h&gt;</text:p>
      <text:p text:style-name="P11"/>
      <text:p text:style-name="P11">float fahrenheitToCelsius(float fahrenheit) {</text:p>
      <text:p text:style-name="P11"><text:s text:c="4"/>return (5.0 / 9.0) * (fahrenheit - 32);</text:p>
      <text:p text:style-name="P11">}</text:p>
      <text:p text:style-name="P11"/>
      <text:p text:style-name="P11">int main() {</text:p>
      <text:p text:style-name="P11"><text:s text:c="4"/>float fahrenheit;</text:p>
      <text:p text:style-name="P11"><text:s text:c="4"/>printf("Enter the temperature in degrees Fahrenheit: ");</text:p>
      <text:p text:style-name="P11"><text:s text:c="4"/>scanf("%f", &amp;fahrenheit);</text:p>
      <text:p text:style-name="P11"/>
      <text:p text:style-name="P11"><text:s text:c="4"/>float celsius = fahrenheitToCelsius(fahrenheit);</text:p>
      <text:p text:style-name="P11"/>
      <text:p text:style-name="P11"><text:s text:c="4"/>printf("%.2f degrees Fahrenheit is equal to %.2f degrees Celsius.\n", fahrenheit, celsius);</text:p>
      <text:p text:style-name="P11"/>
      <text:p text:style-name="P11"><text:s text:c="4"/>return 0;</text:p>
      <text:p text:style-name="P11">}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46:21.388000000</meta:creation-date>
    <dc:date>2023-05-16T12:16:03.115000000</dc:date>
    <meta:editing-duration>PT29M42S</meta:editing-duration>
    <meta:editing-cycles>1</meta:editing-cycles>
    <meta:document-statistic meta:table-count="1" meta:image-count="0" meta:object-count="0" meta:page-count="3" meta:paragraph-count="78" meta:word-count="332" meta:character-count="2155" meta:non-whitespace-character-count="1773"/>
    <meta:generator>LibreOffice/7.5.3.2$Windows_X86_64 LibreOffice_project/9f56dff12ba03b9acd7730a5a481eea045e468f3</meta:generator>
  </office:meta>
</office:document-meta>
</file>